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objectwithoutfill">
      <style:graphic-properties svg:stroke-width="0.1cm" svg:stroke-color="#00a933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45cm" svg:height="0.962cm" svg:x="5.6cm" svg:y="0.4cm">
          <draw:text-box>
            <text:p>Landwirte</text:p>
          </draw:text-box>
        </draw:frame>
        <draw:frame draw:style-name="gr1" draw:text-style-name="P3" draw:layer="layout" svg:width="4.795cm" svg:height="1.673cm" svg:x="0.8cm" svg:y="3.5cm">
          <draw:text-box>
            <text:p text:style-name="P2">KB </text:p>
            <text:p text:style-name="P2">Organisationen</text:p>
          </draw:text-box>
        </draw:frame>
        <draw:frame draw:style-name="gr2" draw:text-style-name="P1" draw:layer="layout" svg:width="5.5cm" svg:height="1.8cm" svg:x="9cm" svg:y="3.5cm">
          <draw:text-box>
            <text:p>Tierverkehrs-</text:p>
            <text:p>datenbank (TVD)</text:p>
          </draw:text-box>
        </draw:frame>
        <draw:frame draw:style-name="gr1" draw:text-style-name="P1" draw:layer="layout" svg:width="3.245cm" svg:height="0.962cm" svg:x="9.5cm" svg:y="7.2cm">
          <draw:text-box>
            <text:p>Suisselab</text:p>
          </draw:text-box>
        </draw:frame>
        <draw:frame draw:style-name="gr1" draw:text-style-name="P1" draw:layer="layout" svg:width="6.238cm" svg:height="0.962cm" svg:x="1cm" svg:y="7.8cm">
          <draw:text-box>
            <text:p>Zuchtorganisationen</text:p>
          </draw:text-box>
        </draw:frame>
        <draw:frame draw:style-name="gr1" draw:text-style-name="P1" draw:layer="layout" svg:width="2.826cm" svg:height="0.962cm" svg:x="1.074cm" svg:y="8.638cm">
          <draw:text-box>
            <text:p>Qualitas</text:p>
          </draw:text-box>
        </draw:frame>
        <draw:line draw:style-name="gr3" draw:text-style-name="P4" draw:layer="layout" svg:x1="3.8cm" svg:y1="3.6cm" svg:x2="5.975cm" svg:y2="1.325cm">
          <text:p/>
        </draw:line>
        <draw:line draw:style-name="gr3" draw:text-style-name="P4" draw:layer="layout" svg:x1="10.3cm" svg:y1="3.532cm" svg:x2="8.404cm" svg:y2="1.3cm">
          <text:p/>
        </draw:line>
        <draw:line draw:style-name="gr3" draw:text-style-name="P4" draw:layer="layout" svg:x1="4.1cm" svg:y1="7.9cm" svg:x2="7.2cm" svg:y2="1.3cm">
          <text:p/>
        </draw:line>
        <draw:line draw:style-name="gr3" draw:text-style-name="P4" draw:layer="layout" svg:x1="9.7cm" svg:y1="7.4cm" svg:x2="7.579cm" svg:y2="1.275cm">
          <text:p/>
        </draw:line>
        <draw:line draw:style-name="gr4" draw:text-style-name="P4" draw:layer="layout" svg:x1="11cm" svg:y1="5.1cm" svg:x2="7cm" svg:y2="8.2cm">
          <text:p/>
        </draw:line>
        <draw:line draw:style-name="gr5" draw:text-style-name="P4" draw:layer="layout" svg:x1="9.7cm" svg:y1="7.7cm" svg:x2="7.001cm" svg:y2="8.5cm">
          <text:p/>
        </draw:line>
        <draw:line draw:style-name="gr5" draw:text-style-name="P4" draw:layer="layout" svg:x1="3cm" svg:y1="5cm" svg:x2="3.001cm" svg:y2="7.9cm">
          <text:p/>
        </draw:line>
        <draw:line draw:style-name="gr5" draw:text-style-name="P4" draw:layer="layout" svg:x1="5.601cm" svg:y1="4.2cm" svg:x2="9.1cm" svg:y2="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26T11:48:25.091083778</dc:date>
    <meta:editing-duration>PT14M54S</meta:editing-duration>
    <meta:editing-cycles>5</meta:editing-cycles>
    <meta:generator>LibreOffice/6.1.2.1$MacOSX_X86_64 LibreOffice_project/65905a128db06ba48db947242809d14d3f9a93fe</meta:generator>
    <meta:document-statistic meta:object-count="14"/>
  </office:meta>
</office:document-meta>
</file>